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0100000001D0C57EE6AB9E008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" svg:font-family="FreeSans" style:font-family-generic="swiss"/>
    <style:font-face style:name="Lato1" svg:font-family="Lato" style:font-pitch="variable"/>
    <style:font-face style:name="Lato" svg:font-family="Lato" style:font-family-generic="roman" style:font-pitch="variable"/>
    <style:font-face style:name="Liberation Serif" svg:font-family="'Liberation Serif'" style:font-family-generic="roman" style:font-pitch="variable"/>
    <style:font-face style:name="Noto Sans Ogham" svg:font-family="'Noto Sans Ogham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infos" style:family="table">
      <style:table-properties style:width="17.992cm" table:align="left"/>
    </style:style>
    <style:style style:name="infos.A" style:family="table-column">
      <style:table-column-properties style:column-width="8.387cm"/>
    </style:style>
    <style:style style:name="infos.B" style:family="table-column">
      <style:table-column-properties style:column-width="9.604cm"/>
    </style:style>
    <style:style style:name="infos.A1" style:family="table-cell">
      <style:table-cell-properties style:vertical-align="" fo:padding="0.101cm" fo:border="none"/>
    </style:style>
    <style:style style:name="title" style:family="table">
      <style:table-properties style:width="18.002cm" table:align="margins"/>
    </style:style>
    <style:style style:name="title.A" style:family="table-column">
      <style:table-column-properties style:column-width="10.793cm" style:rel-column-width="39291*"/>
    </style:style>
    <style:style style:name="title.B" style:family="table-column">
      <style:table-column-properties style:column-width="3.706cm" style:rel-column-width="13490*"/>
    </style:style>
    <style:style style:name="title.C" style:family="table-column">
      <style:table-column-properties style:column-width="3.503cm" style:rel-column-width="12754*"/>
    </style:style>
    <style:style style:name="title.A1" style:family="table-cell">
      <style:table-cell-properties fo:padding="0.097cm" fo:border-left="none" fo:border-right="none" fo:border-top="none" fo:border-bottom="1pt solid #21409a"/>
    </style:style>
    <style:style style:name="items" style:family="table">
      <style:table-properties style:width="17.992cm" fo:margin-left="-0.004cm" table:align="left" style:may-break-between-rows="true"/>
    </style:style>
    <style:style style:name="items.A" style:family="table-column">
      <style:table-column-properties style:column-width="1.397cm"/>
    </style:style>
    <style:style style:name="items.B" style:family="table-column">
      <style:table-column-properties style:column-width="4.133cm"/>
    </style:style>
    <style:style style:name="items.C" style:family="table-column">
      <style:table-column-properties style:column-width="1.901cm"/>
    </style:style>
    <style:style style:name="items.D" style:family="table-column">
      <style:table-column-properties style:column-width="1.575cm"/>
    </style:style>
    <style:style style:name="items.E" style:family="table-column">
      <style:table-column-properties style:column-width="1.485cm"/>
    </style:style>
    <style:style style:name="items.F" style:family="table-column">
      <style:table-column-properties style:column-width="1.903cm"/>
    </style:style>
    <style:style style:name="items.G" style:family="table-column">
      <style:table-column-properties style:column-width="2.027cm"/>
    </style:style>
    <style:style style:name="items.H" style:family="table-column">
      <style:table-column-properties style:column-width="1.296cm"/>
    </style:style>
    <style:style style:name="items.I" style:family="table-column">
      <style:table-column-properties style:column-width="2.274cm"/>
    </style:style>
    <style:style style:name="items.1" style:family="table-row">
      <style:table-row-properties fo:keep-together="always"/>
    </style:style>
    <style:style style:name="items.A1" style:family="table-cell">
      <style:table-cell-properties style:vertical-align="middle" fo:background-color="#eeeeee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items.I1" style:family="table-cell">
      <style:table-cell-properties style:vertical-align="middle" fo:background-color="#eeeeee" fo:padding="0.097cm" fo:border="0.05pt solid #808080">
        <style:background-image/>
      </style:table-cell-properties>
    </style:style>
    <style:style style:name="items.A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B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C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D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E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F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G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H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I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otals" style:family="table">
      <style:table-properties style:width="17.992cm" fo:margin-left="-0.018cm" table:align="left" style:may-break-between-rows="false"/>
    </style:style>
    <style:style style:name="totals.A" style:family="table-column">
      <style:table-column-properties style:column-width="12.012cm"/>
    </style:style>
    <style:style style:name="totals.B" style:family="table-column">
      <style:table-column-properties style:column-width="2.275cm"/>
    </style:style>
    <style:style style:name="totals.C" style:family="table-column">
      <style:table-column-properties style:column-width="3.704cm"/>
    </style:style>
    <style:style style:name="totals.1" style:family="table-row">
      <style:table-row-properties style:min-row-height="0.531cm"/>
    </style:style>
    <style:style style:name="totals.A1" style:family="table-cell">
      <style:table-cell-properties style:vertical-align="middle" fo:padding="0.101cm" fo:border-left="none" fo:border-right="0.05pt solid #21409a" fo:border-top="none" fo:border-bottom="none"/>
    </style:style>
    <style:style style:name="totals.B1" style:family="table-cell">
      <style:table-cell-properties style:vertical-align="middle" fo:padding="0.101cm" fo:border-left="none" fo:border-right="none" fo:border-top="0.05pt solid #21409a" fo:border-bottom="none"/>
    </style:style>
    <style:style style:name="totals.C1" style:family="table-cell">
      <style:table-cell-properties style:vertical-align="middle" fo:padding="0.101cm" fo:border-left="none" fo:border-right="0.05pt solid #688ed8" fo:border-top="0.05pt solid #21409a" fo:border-bottom="none"/>
    </style:style>
    <style:style style:name="totals.B2" style:family="table-cell">
      <style:table-cell-properties style:vertical-align="middle" fo:padding="0.101cm" fo:border="none"/>
    </style:style>
    <style:style style:name="totals.C2" style:family="table-cell">
      <style:table-cell-properties style:vertical-align="middle" fo:padding="0.101cm" fo:border-left="none" fo:border-right="0.05pt solid #688ed8" fo:border-top="none" fo:border-bottom="none"/>
    </style:style>
    <style:style style:name="totals.B3" style:family="table-cell">
      <style:table-cell-properties style:vertical-align="middle" fo:padding="0.101cm" fo:border-left="none" fo:border-right="none" fo:border-top="none" fo:border-bottom="0.05pt solid #21409a"/>
    </style:style>
    <style:style style:name="totals.C3" style:family="table-cell">
      <style:table-cell-properties style:vertical-align="middle" fo:padding="0.101cm" fo:border-left="none" fo:border-right="0.05pt solid #688ed8" fo:border-top="none" fo:border-bottom="0.05pt solid #21409a"/>
    </style:style>
    <style:style style:name="signature" style:family="table">
      <style:table-properties style:width="12.411cm" table:align="right" style:may-break-between-rows="false"/>
    </style:style>
    <style:style style:name="signature.A" style:family="table-column">
      <style:table-column-properties style:column-width="6.391cm"/>
    </style:style>
    <style:style style:name="signature.B" style:family="table-column">
      <style:table-column-properties style:column-width="6.02cm"/>
    </style:style>
    <style:style style:name="signature.1" style:family="table-row">
      <style:table-row-properties style:min-row-height="3cm"/>
    </style:style>
    <style:style style:name="signature.A1" style:family="table-cell">
      <style:table-cell-properties style:vertical-align="middle" fo:padding="0.097cm" fo:border="none"/>
    </style:style>
    <style:style style:name="signature.B1" style:family="table-cell">
      <style:table-cell-properties fo:padding="0.097cm" fo:border="0.05pt solid #21409a"/>
    </style:style>
    <style:style style:name="Tableau1" style:family="table">
      <style:table-properties style:width="18.002cm" fo:break-before="page" table:align="margins"/>
    </style:style>
    <style:style style:name="Tableau1.A" style:family="table-column">
      <style:table-column-properties style:column-width="18.002cm" style:rel-column-width="65535*"/>
    </style:style>
    <style:style style:name="Tableau1.A1" style:family="table-cell">
      <style:table-cell-properties fo:padding="0.097cm" fo:border-left="none" fo:border-right="none" fo:border-top="none" fo:border-bottom="1pt solid #21409a"/>
    </style:style>
    <style:style style:name="Tableau2" style:family="table">
      <style:table-properties style:width="18.002cm" table:align="margins"/>
    </style:style>
    <style:style style:name="Tableau2.A" style:family="table-column">
      <style:table-column-properties style:column-width="1.402cm" style:rel-column-width="5104*"/>
    </style:style>
    <style:style style:name="Tableau2.B" style:family="table-column">
      <style:table-column-properties style:column-width="5.798cm" style:rel-column-width="21106*"/>
    </style:style>
    <style:style style:name="Tableau2.C" style:family="table-column">
      <style:table-column-properties style:column-width="2.087cm" style:rel-column-width="7596*"/>
    </style:style>
    <style:style style:name="Tableau2.D" style:family="table-column">
      <style:table-column-properties style:column-width="4.921cm" style:rel-column-width="17915*"/>
    </style:style>
    <style:style style:name="Tableau2.E" style:family="table-column">
      <style:table-column-properties style:column-width="3.794cm" style:rel-column-width="13814*"/>
    </style:style>
    <style:style style:name="Tableau2.A1" style:family="table-cell">
      <style:table-cell-properties fo:background-color="#eeeeee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Tableau2.E1" style:family="table-cell">
      <style:table-cell-properties fo:background-color="#eeeeee" fo:padding="0.097cm" fo:border="0.05pt solid #808080">
        <style:background-image/>
      </style:table-cell-properties>
    </style:style>
    <style:style style:name="Tableau2.A2" style:family="table-cell">
      <style:table-cell-properties fo:padding="0.097cm" fo:border-left="0.05pt solid #808080" fo:border-right="none" fo:border-top="none" fo:border-bottom="0.05pt solid #808080"/>
    </style:style>
    <style:style style:name="Tableau2.B2" style:family="table-cell">
      <style:table-cell-properties fo:padding="0.097cm" fo:border-left="0.05pt solid #808080" fo:border-right="none" fo:border-top="none" fo:border-bottom="0.05pt solid #808080"/>
    </style:style>
    <style:style style:name="Tableau2.C2" style:family="table-cell">
      <style:table-cell-properties fo:padding="0.097cm" fo:border-left="0.05pt solid #808080" fo:border-right="none" fo:border-top="none" fo:border-bottom="0.05pt solid #808080"/>
    </style:style>
    <style:style style:name="Tableau2.D2" style:family="table-cell">
      <style:table-cell-properties fo:padding="0.097cm" fo:border-left="0.05pt solid #808080" fo:border-right="none" fo:border-top="none" fo:border-bottom="0.05pt solid #808080"/>
    </style:style>
    <style:style style:name="Tableau2.E2" style:family="table-cell">
      <style:table-cell-properties fo:padding="0.097cm" fo:border-left="0.05pt solid #808080" fo:border-right="0.05pt solid #808080" fo:border-top="none" fo:border-bottom="0.05pt solid #808080"/>
    </style:style>
    <style:style style:name="bank-details" style:family="table">
      <style:table-properties style:width="18.002cm" table:align="margins" style:may-break-between-rows="false"/>
    </style:style>
    <style:style style:name="bank-details.A" style:family="table-column">
      <style:table-column-properties style:column-width="3.493cm" style:rel-column-width="12714*"/>
    </style:style>
    <style:style style:name="bank-details.B" style:family="table-column">
      <style:table-column-properties style:column-width="5.793cm" style:rel-column-width="21087*"/>
    </style:style>
    <style:style style:name="bank-details.C" style:family="table-column">
      <style:table-column-properties style:column-width="2.224cm" style:rel-column-width="8097*"/>
    </style:style>
    <style:style style:name="bank-details.D" style:family="table-column">
      <style:table-column-properties style:column-width="6.493cm" style:rel-column-width="23637*"/>
    </style:style>
    <style:style style:name="bank-details.1" style:family="table-row">
      <style:table-row-properties fo:keep-together="always"/>
    </style:style>
    <style:style style:name="bank-details.A1" style:family="table-cell">
      <style:table-cell-properties style:vertical-align="middle" fo:padding="0.097cm" fo:border-left="none" fo:border-right="none" fo:border-top="none" fo:border-bottom="1pt solid #2a6099"/>
    </style:style>
    <style:style style:name="bank-details.A2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Lato1" fo:font-size="8pt" officeooo:rsid="00177f64" officeooo:paragraph-rsid="0152171b" style:font-size-asian="8pt" style:font-size-complex="8pt"/>
    </style:style>
    <style:style style:name="P2" style:family="paragraph" style:parent-style-name="Standard">
      <style:text-properties officeooo:paragraph-rsid="0152171b"/>
    </style:style>
    <style:style style:name="P3" style:family="paragraph" style:parent-style-name="Standard">
      <style:paragraph-properties fo:text-align="center" style:justify-single-word="false"/>
      <style:text-properties fo:color="#000000" style:font-name="Lato1" fo:font-size="9pt" fo:font-weight="bold" officeooo:rsid="01c89d5e" officeooo:paragraph-rsid="017e4966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Lato1" fo:font-size="9pt" fo:font-weight="bold" officeooo:rsid="01bdeb22" officeooo:paragraph-rsid="017e4966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Lato1" fo:font-size="9pt" fo:font-weight="bold" officeooo:rsid="01588342" officeooo:paragraph-rsid="017e4966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Lato1" fo:font-size="9pt" fo:font-weight="normal" officeooo:rsid="01bfe049" officeooo:paragraph-rsid="017e4966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Lato1" fo:font-size="9pt" fo:font-weight="normal" officeooo:rsid="015bd2b4" officeooo:paragraph-rsid="017e4966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Lato1" fo:font-size="9pt" fo:font-style="normal" fo:font-weight="bold" officeooo:rsid="01bdeb22" officeooo:paragraph-rsid="017e4966" style:font-size-asian="9pt" style:font-style-asian="normal" style:font-weight-asian="bold" style:font-size-complex="9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style:font-name="Lato1" fo:font-size="9pt" fo:font-style="normal" fo:font-weight="normal" officeooo:rsid="01bfe049" officeooo:paragraph-rsid="017e4966" style:font-size-asian="9pt" style:font-style-asian="normal" style:font-weight-asian="normal" style:font-size-complex="9pt" style:font-style-complex="normal" style:font-weight-complex="normal"/>
    </style:style>
    <style:style style:name="P10" style:family="paragraph" style:parent-style-name="Standard">
      <style:paragraph-properties fo:text-align="end" style:justify-single-word="false"/>
      <style:text-properties fo:color="#000000" style:font-name="Lato1" fo:font-size="10pt" fo:font-weight="normal" officeooo:rsid="013be5df" officeooo:paragraph-rsid="0140a20e" style:font-size-asian="8.75pt" style:font-weight-asian="normal" style:font-size-complex="10pt" style:font-weight-complex="normal"/>
    </style:style>
    <style:style style:name="P11" style:family="paragraph" style:parent-style-name="Standard">
      <style:text-properties fo:color="#000000" style:font-name="Lato1" fo:font-size="10pt" fo:font-weight="normal" officeooo:rsid="00bcc573" officeooo:paragraph-rsid="0140a20e" style:font-size-asian="8.75pt" style:font-weight-asian="normal" style:font-size-complex="10pt" style:font-weight-complex="normal"/>
    </style:style>
    <style:style style:name="P12" style:family="paragraph" style:parent-style-name="Standard">
      <style:text-properties fo:color="#000000" style:font-name="Lato1" fo:font-size="10pt" fo:font-weight="normal" officeooo:rsid="01fd9d86" officeooo:paragraph-rsid="01797a5a" style:font-size-asian="8.75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style:font-name="Lato1" fo:font-size="10pt" fo:font-weight="bold" officeooo:rsid="01bdeb22" officeooo:paragraph-rsid="016c482e" style:font-size-asian="8.75pt" style:font-weight-asian="bold" style:font-size-complex="10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0000" style:font-name="Lato" fo:font-size="10pt" fo:font-style="normal" fo:font-weight="normal" officeooo:rsid="016bf9f0" officeooo:paragraph-rsid="015ea4b3" style:font-size-asian="10pt" style:font-style-asian="normal" style:font-weight-asian="normal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officeooo:paragraph-rsid="0104ab43"/>
    </style:style>
    <style:style style:name="P16" style:family="paragraph" style:parent-style-name="Standard">
      <style:paragraph-properties fo:text-align="start" style:justify-single-word="false"/>
      <style:text-properties fo:color="#21409a" style:font-name="Lato1" fo:font-size="13pt" fo:font-weight="bold" officeooo:rsid="00930d52" officeooo:paragraph-rsid="0140a20e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ce181e" style:font-name="Lato1" fo:font-size="13pt" fo:font-weight="bold" officeooo:rsid="013aec4c" officeooo:paragraph-rsid="0140a20e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end" style:justify-single-word="false"/>
      <style:text-properties officeooo:rsid="009f598c" officeooo:paragraph-rsid="002863be"/>
    </style:style>
    <style:style style:name="P19" style:family="paragraph" style:parent-style-name="Standard">
      <style:paragraph-properties fo:text-align="start" style:justify-single-word="false"/>
      <style:text-properties fo:color="#808080" officeooo:paragraph-rsid="01618ffe"/>
    </style:style>
    <style:style style:name="P20" style:family="paragraph" style:parent-style-name="Standard">
      <style:paragraph-properties fo:text-align="start" style:justify-single-word="false"/>
      <style:text-properties officeooo:paragraph-rsid="01618ffe"/>
    </style:style>
    <style:style style:name="P21" style:family="paragraph" style:parent-style-name="Standard">
      <style:paragraph-properties fo:text-align="center" style:justify-single-word="false"/>
      <style:text-properties style:font-name="Lato" fo:font-size="10pt" fo:font-style="normal" fo:font-weight="normal" officeooo:paragraph-rsid="0104ab43" style:font-size-asian="10pt" style:font-style-asian="normal" style:font-weight-asian="normal"/>
    </style:style>
    <style:style style:name="P22" style:family="paragraph" style:parent-style-name="Standard">
      <style:paragraph-properties fo:text-align="end" style:justify-single-word="false"/>
      <style:text-properties officeooo:paragraph-rsid="01618ffe"/>
    </style:style>
    <style:style style:name="P23" style:family="paragraph" style:parent-style-name="Standard">
      <style:text-properties officeooo:paragraph-rsid="014cda28"/>
    </style:style>
    <style:style style:name="P24" style:family="paragraph" style:parent-style-name="Standard">
      <style:text-properties officeooo:paragraph-rsid="01618ffe"/>
    </style:style>
    <style:style style:name="P25" style:family="paragraph" style:parent-style-name="Table_20_Contents">
      <style:paragraph-properties fo:text-align="start" style:justify-single-word="false"/>
      <style:text-properties style:font-name="Lato1" fo:font-size="8pt" officeooo:rsid="01315fd2" officeooo:paragraph-rsid="0152171b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font-name="Lato1" fo:font-size="8pt" officeooo:rsid="00c639d3" officeooo:paragraph-rsid="0152171b" style:font-size-asian="8pt" style:font-size-complex="8pt"/>
    </style:style>
    <style:style style:name="P27" style:family="paragraph" style:parent-style-name="Table_20_Contents">
      <style:paragraph-properties fo:text-align="end" style:justify-single-word="false"/>
      <style:text-properties style:font-name="Lato1" fo:font-size="8pt" officeooo:rsid="00c639d3" officeooo:paragraph-rsid="0152171b" style:font-size-asian="8pt" style:font-size-complex="8pt"/>
    </style:style>
    <style:style style:name="P28" style:family="paragraph" style:parent-style-name="Table_20_Contents">
      <style:text-properties style:font-name="Lato1" fo:font-size="10pt" fo:font-weight="normal" officeooo:rsid="010768b1" officeooo:paragraph-rsid="014cda28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Lato1" fo:font-size="10pt" fo:font-weight="normal" officeooo:rsid="00dad721" officeooo:paragraph-rsid="0160c8a8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Lato1" fo:font-size="9pt" officeooo:rsid="00258c45" officeooo:paragraph-rsid="00258c45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Lato1" fo:font-size="9pt" officeooo:rsid="00258c45" officeooo:paragraph-rsid="00365cf9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Lato1" fo:font-size="9pt" officeooo:rsid="0099d84f" officeooo:paragraph-rsid="0099d84f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Lato1" fo:font-size="9pt" officeooo:rsid="0097132b" officeooo:paragraph-rsid="0097132b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Lato1" fo:font-size="9pt" officeooo:rsid="009eaa00" officeooo:paragraph-rsid="009eaa00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Lato1" fo:font-size="9pt" officeooo:rsid="009b575f" officeooo:paragraph-rsid="009b575f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Lato1" fo:font-size="9pt" officeooo:rsid="00efb57a" officeooo:paragraph-rsid="00efb57a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Lato1" fo:font-size="9pt" officeooo:rsid="00f089b6" officeooo:paragraph-rsid="00f089b6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Lato1" fo:font-size="9pt" officeooo:rsid="01274deb" officeooo:paragraph-rsid="01274deb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Lato1" fo:font-size="9pt" officeooo:rsid="012938c8" officeooo:paragraph-rsid="012938c8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style:font-name="Lato1" fo:font-size="9pt" officeooo:rsid="012acefc" officeooo:paragraph-rsid="012acefc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Lato1" fo:font-size="9pt" officeooo:rsid="012c997c" officeooo:paragraph-rsid="012c997c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style:font-name="Lato1" fo:font-size="9pt" officeooo:rsid="012dcde5" officeooo:paragraph-rsid="012dcde5" style:font-size-asian="9pt" style:font-size-complex="9pt"/>
    </style:style>
    <style:style style:name="P43" style:family="paragraph" style:parent-style-name="Table_20_Contents">
      <style:paragraph-properties fo:text-align="start" style:justify-single-word="false"/>
      <style:text-properties style:font-name="Lato1" fo:font-size="9pt" fo:font-weight="normal" officeooo:rsid="00dad721" officeooo:paragraph-rsid="0160c8a8" style:font-size-asian="9pt" style:font-weight-asian="normal" style:font-size-complex="9pt" style:font-weight-complex="normal"/>
    </style:style>
    <style:style style:name="P44" style:family="paragraph" style:parent-style-name="Table_20_Contents">
      <style:text-properties style:font-name="Lato1" fo:font-size="9pt" fo:font-weight="normal" officeooo:rsid="017862dc" officeooo:paragraph-rsid="014cda28" style:font-size-asian="9pt" style:font-weight-asian="normal" style:font-size-complex="9pt" style:font-weight-complex="normal"/>
    </style:style>
    <style:style style:name="P45" style:family="paragraph" style:parent-style-name="Table_20_Contents">
      <style:text-properties style:font-name="Lato1" fo:font-size="9pt" fo:font-weight="normal" officeooo:rsid="01604cda" officeooo:paragraph-rsid="01604cda" style:font-size-asian="9pt" style:font-weight-asian="normal" style:font-size-complex="9pt" style:font-weight-complex="normal"/>
    </style:style>
    <style:style style:name="P46" style:family="paragraph" style:parent-style-name="Table_20_Contents">
      <style:text-properties style:font-name="Lato1" fo:font-size="9pt" fo:font-weight="normal" officeooo:rsid="010768b1" officeooo:paragraph-rsid="014cda28" style:font-size-asian="9pt" style:font-weight-asian="normal" style:font-size-complex="9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Lato1" fo:font-size="9pt" fo:font-weight="normal" officeooo:rsid="017ee3e8" officeooo:paragraph-rsid="014cda28" style:font-size-asian="9pt" style:font-weight-asian="normal" style:font-size-complex="9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style:font-name="Lato1" fo:font-weight="bold" officeooo:rsid="0155b80c" officeooo:paragraph-rsid="0155b80c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Lato1" fo:font-size="11pt" fo:font-weight="bold" officeooo:rsid="0126c26c" officeooo:paragraph-rsid="0126c26c" style:font-size-asian="11pt" style:font-weight-asian="bold" style:font-size-complex="11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ato1" fo:font-size="11pt" fo:font-weight="bold" officeooo:rsid="011b3e5e" officeooo:paragraph-rsid="011b3e5e" style:font-size-asian="9.60000038146973pt" style:font-weight-asian="bold" style:font-size-complex="11pt" style:font-weight-complex="bold"/>
    </style:style>
    <style:style style:name="P51" style:family="paragraph" style:parent-style-name="Table_20_Contents">
      <style:paragraph-properties fo:text-align="end" style:justify-single-word="false"/>
      <style:text-properties officeooo:paragraph-rsid="0104ab43"/>
    </style:style>
    <style:style style:name="P52" style:family="paragraph" style:parent-style-name="Table_20_Contents">
      <style:paragraph-properties fo:text-align="start" style:justify-single-word="false"/>
      <style:text-properties fo:color="#000000" style:font-name="Lato1" fo:font-size="12pt" fo:font-weight="bold" officeooo:rsid="017bc5e3" officeooo:paragraph-rsid="017e4966" style:font-size-asian="12pt" style:font-weight-asian="bold" style:font-size-complex="12pt" style:font-weight-complex="bold"/>
    </style:style>
    <style:style style:name="P53" style:family="paragraph" style:parent-style-name="Table_20_Heading">
      <style:paragraph-properties fo:text-align="center" style:justify-single-word="false"/>
      <style:text-properties style:font-name="Lato1" fo:font-size="11pt" officeooo:rsid="008f6058" officeooo:paragraph-rsid="008f6058" style:font-size-asian="11pt" style:font-size-complex="11pt"/>
    </style:style>
    <style:style style:name="P54" style:family="paragraph" style:parent-style-name="Table_20_Heading">
      <style:paragraph-properties fo:text-align="center" style:justify-single-word="false"/>
      <style:text-properties style:font-name="Lato1" fo:font-size="11pt" officeooo:rsid="00930d52" officeooo:paragraph-rsid="00930d52" style:font-size-asian="11pt" style:font-size-complex="11pt"/>
    </style:style>
    <style:style style:name="P55" style:family="paragraph" style:parent-style-name="Table_20_Heading">
      <style:paragraph-properties fo:text-align="center" style:justify-single-word="false"/>
      <style:text-properties style:font-name="Lato1" fo:font-size="11pt" officeooo:rsid="00943efe" officeooo:paragraph-rsid="00943efe" style:font-size-asian="11pt" style:font-size-complex="11pt"/>
    </style:style>
    <style:style style:name="P56" style:family="paragraph" style:parent-style-name="Table_20_Heading">
      <style:paragraph-properties fo:text-align="center" style:justify-single-word="false"/>
      <style:text-properties style:font-name="Lato1" fo:font-size="11pt" officeooo:rsid="00f089b6" officeooo:paragraph-rsid="00f089b6" style:font-size-asian="11pt" style:font-size-complex="11pt"/>
    </style:style>
    <style:style style:name="P57" style:family="paragraph" style:parent-style-name="Table_20_Heading">
      <style:text-properties style:font-name="Lato1" officeooo:rsid="0157ccff" officeooo:paragraph-rsid="0157ccff"/>
    </style:style>
    <style:style style:name="P58" style:family="paragraph" style:parent-style-name="Standard">
      <style:text-properties officeooo:rsid="009f598c" officeooo:paragraph-rsid="0104ab43"/>
    </style:style>
    <style:style style:name="P59" style:family="paragraph" style:parent-style-name="Standard">
      <style:paragraph-properties fo:text-align="center" style:justify-single-word="false"/>
      <style:text-properties fo:color="#000000" style:font-name="Lato1" fo:font-size="9pt" fo:font-weight="bold" officeooo:rsid="01c89d5e" officeooo:paragraph-rsid="017f6b82" style:font-size-asian="9pt" style:font-weight-asian="bold" style:font-size-complex="9pt" style:font-weight-complex="bold"/>
    </style:style>
    <style:style style:name="P60" style:family="paragraph" style:parent-style-name="Standard">
      <style:paragraph-properties fo:text-align="start" style:justify-single-word="false"/>
      <style:text-properties fo:color="#000000" style:font-name="Lato1" fo:font-size="9pt" fo:font-weight="bold" officeooo:rsid="01bdeb22" officeooo:paragraph-rsid="017f6b82" style:font-size-asian="9pt" style:font-weight-asian="bold" style:font-size-complex="9pt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000000" style:font-name="Lato1" fo:font-size="9pt" fo:font-weight="bold" officeooo:rsid="01588342" officeooo:paragraph-rsid="017f6b82" style:font-size-asian="9pt" style:font-weight-asian="bold" style:font-size-complex="9pt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000000" style:font-name="Lato1" fo:font-size="9pt" fo:font-weight="normal" officeooo:rsid="01bfe049" officeooo:paragraph-rsid="017f6b82" style:font-size-asian="9pt" style:font-weight-asian="normal" style:font-size-complex="9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style:font-name="Lato1" fo:font-size="9pt" fo:font-weight="normal" officeooo:rsid="015bd2b4" officeooo:paragraph-rsid="017f6b82" style:font-size-asian="9pt" style:font-weight-asian="normal" style:font-size-complex="9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style:font-name="Lato1" fo:font-size="9pt" fo:font-style="normal" fo:font-weight="bold" officeooo:rsid="01bdeb22" officeooo:paragraph-rsid="017f6b82" style:font-size-asian="9pt" style:font-style-asian="normal" style:font-weight-asian="bold" style:font-size-complex="9pt" style:font-style-complex="normal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000000" style:font-name="Lato1" fo:font-size="9pt" fo:font-style="normal" fo:font-weight="normal" officeooo:rsid="01bfe049" officeooo:paragraph-rsid="017f6b82" style:font-size-asian="9pt" style:font-style-asian="normal" style:font-weight-asian="normal" style:font-size-complex="9pt" style:font-style-complex="normal" style:font-weight-complex="normal"/>
    </style:style>
    <style:style style:name="P66" style:family="paragraph" style:parent-style-name="Standard">
      <style:text-properties officeooo:paragraph-rsid="017f6b82"/>
    </style:style>
    <style:style style:name="P67" style:family="paragraph" style:parent-style-name="Table_20_Contents">
      <style:paragraph-properties fo:text-align="start" style:justify-single-word="false"/>
      <style:text-properties fo:color="#000000" style:font-name="Lato1" fo:font-size="12pt" fo:font-weight="bold" officeooo:rsid="017bc5e3" officeooo:paragraph-rsid="017f6b82" style:font-size-asian="12pt" style:font-weight-asian="bold" style:font-size-complex="12pt" style:font-weight-complex="bold"/>
    </style:style>
    <style:style style:name="T1" style:family="text">
      <style:text-properties officeooo:rsid="0102c83e"/>
    </style:style>
    <style:style style:name="T2" style:family="text">
      <style:text-properties officeooo:rsid="00eb061b"/>
    </style:style>
    <style:style style:name="T3" style:family="text">
      <style:text-properties officeooo:rsid="00943efe"/>
    </style:style>
    <style:style style:name="T4" style:family="text">
      <style:text-properties fo:color="#000000" style:font-name="Lato" fo:font-size="11pt" fo:font-style="normal" fo:font-weight="bold" style:font-size-asian="11pt" style:font-style-asian="normal" style:font-weight-asian="bold" style:font-size-complex="11pt" style:font-weight-complex="bold"/>
    </style:style>
    <style:style style:name="T5" style:family="text">
      <style:text-properties fo:color="#000000" style:font-name="Lato" fo:font-size="11pt" fo:font-style="normal" fo:font-weight="bold" officeooo:rsid="00a848fb" style:font-size-asian="11pt" style:font-style-asian="normal" style:font-weight-asian="bold" style:font-size-complex="11pt" style:font-weight-complex="bold"/>
    </style:style>
    <style:style style:name="T6" style:family="text">
      <style:text-properties fo:color="#808080" style:font-name="Lato" fo:font-size="11pt" fo:font-style="normal" style:text-underline-style="none" fo:font-weight="normal" officeooo:rsid="00ae6e67" style:font-size-asian="11pt" style:font-style-asian="normal" style:font-weight-asian="normal" style:font-size-complex="11pt" style:font-weight-complex="normal"/>
    </style:style>
    <style:style style:name="T7" style:family="text">
      <style:text-properties fo:color="#808080" style:font-name="Lato" fo:font-size="11pt" fo:font-style="normal" fo:font-weight="normal" style:font-size-asian="11pt" style:font-style-asian="normal" style:font-weight-asian="normal" style:font-size-complex="11pt" style:font-weight-complex="normal"/>
    </style:style>
    <style:style style:name="T8" style:family="text">
      <style:text-properties fo:color="#808080" style:font-name="Noto Sans Ogham" fo:font-size="11pt" fo:font-style="italic" fo:font-weight="normal" style:font-size-asian="11pt" style:font-style-asian="italic" style:font-weight-asian="normal"/>
    </style:style>
    <style:style style:name="T9" style:family="text">
      <style:text-properties fo:color="#808080" style:font-name="Noto Sans Ogham" fo:font-size="11pt" fo:font-style="italic" fo:font-weight="normal" officeooo:rsid="00a7df51" style:font-size-asian="11pt" style:font-style-asian="italic" style:font-weight-asian="normal"/>
    </style:style>
    <style:style style:name="T10" style:family="text">
      <style:text-properties fo:color="#808080" style:font-name="Noto Sans Ogham" fo:font-size="11pt" fo:font-style="italic" fo:font-weight="normal" style:font-size-asian="11pt" style:font-style-asian="italic" style:font-weight-asian="normal" style:font-size-complex="11pt"/>
    </style:style>
    <style:style style:name="T11" style:family="text">
      <style:text-properties style:font-name="Noto Sans Ogham" fo:font-size="11pt" fo:font-style="italic" fo:font-weight="normal" style:font-size-asian="11pt" style:font-style-asian="italic" style:font-weight-asian="normal" style:font-size-complex="11pt"/>
    </style:style>
    <style:style style:name="T12" style:family="text">
      <style:text-properties style:font-name="Lato" fo:font-style="normal" fo:font-weight="normal" style:font-size-asian="10pt" style:font-style-asian="normal" style:font-weight-asian="normal"/>
    </style:style>
    <style:style style:name="T13" style:family="text">
      <style:text-properties style:font-name="Lato" fo:font-style="normal" fo:font-weight="normal" officeooo:rsid="016bf9f0" style:font-size-asian="10pt" style:font-style-asian="normal" style:font-weight-asian="normal"/>
    </style:style>
    <style:style style:name="T14" style:family="text">
      <style:text-properties officeooo:rsid="0157ccff"/>
    </style:style>
    <style:style style:name="T15" style:family="text">
      <style:text-properties style:font-name="Lato1" fo:font-size="11pt" fo:font-weight="bold" officeooo:rsid="016a4bf1" style:font-size-asian="9.60000038146973pt" style:font-weight-asian="bold" style:font-size-complex="11pt" style:font-weight-complex="bold"/>
    </style:style>
    <style:style style:name="T16" style:family="text">
      <style:text-properties style:font-name="Lato1" fo:font-size="11pt" fo:font-weight="bold" officeooo:rsid="016ae55c" style:font-size-asian="9.60000038146973pt" style:font-weight-asian="bold" style:font-size-complex="11pt" style:font-weight-complex="bold"/>
    </style:style>
    <style:style style:name="T17" style:family="text">
      <style:text-properties style:font-name="Lato1" fo:font-size="11pt" fo:font-weight="bold" officeooo:rsid="016aea2e" style:font-size-asian="9.60000038146973pt" style:font-weight-asian="bold" style:font-size-complex="11pt" style:font-weight-complex="bold"/>
    </style:style>
    <style:style style:name="T18" style:family="text">
      <style:text-properties officeooo:rsid="01798aa6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fos" table:style-name="infos">
        <table:table-column table:style-name="infos.A"/>
        <table:table-column table:style-name="infos.B"/>
        <table:table-row>
          <table:table-cell table:style-name="infos.A1" office:value-type="string">
            <text:p text:style-name="P47"><draw:frame draw:style-name="fr1" draw:name="company_logo" text:anchor-type="paragraph" svg:width="2.101cm" svg:height="2.101cm" draw:z-index="0"><draw:image xlink:href="Pictures/100000000000000100000001D0C57EE6AB9E0086.png" xlink:type="simple" xlink:show="embed" xlink:actuate="onLoad" loext:mime-type="image/png"/></draw:frame>[COMPANY_ADDRESS]</text:p>
          </table:table-cell>
          <table:table-cell table:style-name="infos.A1" table:number-rows-spanned="5" office:value-type="string"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43">[RECEIVER_ADDRESS]</text:p>
          </table:table-cell>
        </table:table-row>
        <table:table-row>
          <table:table-cell table:style-name="infos.A1" office:value-type="string">
            <text:p text:style-name="P46">[COMPANY_PHONE]</text:p>
          </table:table-cell>
          <table:covered-table-cell/>
        </table:table-row>
        <table:table-row>
          <table:table-cell table:style-name="infos.A1" office:value-type="string">
            <text:p text:style-name="P44">[COMPANY_EMAIL]</text:p>
          </table:table-cell>
          <table:covered-table-cell/>
        </table:table-row>
        <table:table-row>
          <table:table-cell table:style-name="infos.A1" office:value-type="string">
            <text:p text:style-name="P45">[COMPANY_WEBSITE]</text:p>
          </table:table-cell>
          <table:covered-table-cell/>
        </table:table-row>
        <table:table-row>
          <table:table-cell table:style-name="infos.A1" office:value-type="string">
            <text:p text:style-name="P28"/>
          </table:table-cell>
          <table:covered-table-cell/>
        </table:table-row>
      </table:table>
      <text:p text:style-name="P23"/>
      <table:table table:name="title" table:style-name="title">
        <table:table-column table:style-name="title.A"/>
        <table:table-column table:style-name="title.B"/>
        <table:table-column table:style-name="title.C"/>
        <table:table-row>
          <table:table-cell table:style-name="title.A1" office:value-type="string">
            <text:p text:style-name="P16"><text:span text:style-name="T1">[TITLE] - </text:span><text:s/><text:span text:style-name="T2">[INITIAL_NUMBER]</text:span></text:p>
          </table:table-cell>
          <table:table-cell table:style-name="title.A1" office:value-type="string">
            <text:section text:style-name="Sect1" text:name="section-aborted">
              <text:p text:style-name="P17">[ABORTED]</text:p>
            </text:section>
            <text:p text:style-name="P16"/>
          </table:table-cell>
          <table:table-cell table:style-name="title.A1" office:value-type="string">
            <text:p text:style-name="P10">[DATE]</text:p>
          </table:table-cell>
        </table:table-row>
      </table:table>
      <text:p text:style-name="P11"/>
      <text:section text:style-name="Sect1" text:name="section-description">
        <text:p text:style-name="P12">[DESCRIPTION]</text:p>
        <text:p text:style-name="P12"/>
      </text:section>
      <text:p text:style-name="P11"/>
      <table:table table:name="items" table:style-name="items">
        <table:table-column table:style-name="items.A"/>
        <table:table-column table:style-name="items.B"/>
        <table:table-column table:style-name="items.C"/>
        <table:table-column table:style-name="items.D"/>
        <table:table-column table:style-name="items.E"/>
        <table:table-column table:style-name="items.F"/>
        <table:table-column table:style-name="items.G"/>
        <table:table-column table:style-name="items.H"/>
        <table:table-column table:style-name="items.I"/>
        <table:table-header-rows>
          <table:table-row table:style-name="items.1">
            <table:table-cell table:style-name="items.A1" office:value-type="string">
              <text:p text:style-name="P54">Code</text:p>
            </table:table-cell>
            <table:table-cell table:style-name="items.A1" office:value-type="string">
              <text:p text:style-name="P54">Désignation</text:p>
            </table:table-cell>
            <table:table-cell table:style-name="items.A1" office:value-type="string">
              <text:p text:style-name="P53">Qté</text:p>
            </table:table-cell>
            <table:table-cell table:style-name="items.A1" office:value-type="string">
              <text:p text:style-name="P55">PU HT</text:p>
            </table:table-cell>
            <table:table-cell table:style-name="items.A1" office:value-type="string">
              <text:p text:style-name="P55">Remise <text:span text:style-name="T18">(%)</text:span></text:p>
            </table:table-cell>
            <table:table-cell table:style-name="items.A1" office:value-type="string">
              <text:p text:style-name="P55">Montant</text:p>
              <text:p text:style-name="P55">HT</text:p>
            </table:table-cell>
            <table:table-cell table:style-name="items.A1" office:value-type="string">
              <text:p text:style-name="P53"><text:span text:style-name="T3">Montant</text:span> <text:span text:style-name="T3">TVA</text:span></text:p>
            </table:table-cell>
            <table:table-cell table:style-name="items.A1" office:value-type="string">
              <text:p text:style-name="P55">Taux</text:p>
              <text:p text:style-name="P55">TVA</text:p>
            </table:table-cell>
            <table:table-cell table:style-name="items.I1" office:value-type="string">
              <text:p text:style-name="P56">Montant</text:p>
              <text:p text:style-name="P56">TTC</text:p>
            </table:table-cell>
          </table:table-row>
        </table:table-header-rows>
        <table:table-row table:style-name="items.1">
          <table:table-cell table:style-name="items.A2" office:value-type="string">
            <text:p text:style-name="P33">[CODE]</text:p>
          </table:table-cell>
          <table:table-cell table:style-name="items.B2" office:value-type="string">
            <text:p text:style-name="P30">[VARIANT]</text:p>
          </table:table-cell>
          <table:table-cell table:style-name="items.C2" office:value-type="string">
            <text:p text:style-name="P30">[QUANTITY]</text:p>
          </table:table-cell>
          <table:table-cell table:style-name="items.D2" office:value-type="string">
            <text:p text:style-name="P32">[UNIT_PRETAX_AMOUNT]</text:p>
          </table:table-cell>
          <table:table-cell table:style-name="items.E2" office:value-type="string">
            <text:p text:style-name="P34">[DISCOUNT]</text:p>
          </table:table-cell>
          <table:table-cell table:style-name="items.F2" office:value-type="string">
            <text:p text:style-name="P31">[PRETAX_AMOUNT]</text:p>
          </table:table-cell>
          <table:table-cell table:style-name="items.G2" office:value-type="string">
            <text:p text:style-name="P36">[VAT_AMOUNT]</text:p>
          </table:table-cell>
          <table:table-cell table:style-name="items.H2" office:value-type="string">
            <text:p text:style-name="P35">[VAT_RATE]</text:p>
          </table:table-cell>
          <table:table-cell table:style-name="items.I2" office:value-type="string">
            <text:p text:style-name="P37">[AMOUNT]</text:p>
          </table:table-cell>
        </table:table-row>
      </table:table>
      <text:p text:style-name="P18"/>
      <table:table table:name="totals" table:style-name="totals">
        <table:table-column table:style-name="totals.A"/>
        <table:table-column table:style-name="totals.B"/>
        <table:table-column table:style-name="totals.C"/>
        <table:table-row table:style-name="totals.1">
          <table:table-cell table:style-name="totals.A1" table:number-rows-spanned="3" office:value-type="string">
            <text:section text:style-name="Sect1" text:name="section-conditions">
              <text:p text:style-name="P13"><text:span text:style-name="T12">Ce devis et ses conditions générales sont valables jusqu’au </text:span><text:span text:style-name="T13">[EXPIRED_AT]</text:span></text:p>
            </text:section>
            <text:p text:style-name="P14"/>
          </table:table-cell>
          <table:table-cell table:style-name="totals.B1" office:value-type="string">
            <text:p text:style-name="P19"><text:s/><text:span text:style-name="T11">Total HT</text:span></text:p>
          </table:table-cell>
          <table:table-cell table:style-name="totals.C1" office:value-type="string">
            <text:p text:style-name="P22"><text:s/><text:span text:style-name="T15">[TOTAL_PRETAX]</text:span><text:span text:style-name="T5"> </text:span><text:span text:style-name="T6">€</text:span></text:p>
          </table:table-cell>
        </table:table-row>
        <table:table-row table:style-name="totals.1">
          <table:covered-table-cell/>
          <table:table-cell table:style-name="totals.B2" office:value-type="string">
            <text:p text:style-name="P20"><text:s/><text:span text:style-name="T8">Total TV</text:span><text:span text:style-name="T9">A</text:span></text:p>
          </table:table-cell>
          <table:table-cell table:style-name="totals.C2" office:value-type="string">
            <text:p text:style-name="P22"><text:s/><text:span text:style-name="T16">[TOTAL_VAT]</text:span><text:span text:style-name="T4"> </text:span><text:span text:style-name="T7">€</text:span></text:p>
          </table:table-cell>
        </table:table-row>
        <table:table-row table:style-name="totals.1">
          <table:covered-table-cell/>
          <table:table-cell table:style-name="totals.B3" office:value-type="string">
            <text:p text:style-name="P20"><text:s/><text:span text:style-name="T10">Total TTC</text:span></text:p>
          </table:table-cell>
          <table:table-cell table:style-name="totals.C3" office:value-type="string">
            <text:p text:style-name="P22"><text:s/><text:span text:style-name="T17">[TOTAL]</text:span><text:span text:style-name="T4"> </text:span><text:span text:style-name="T7">€</text:span></text:p>
          </table:table-cell>
        </table:table-row>
      </table:table>
      <text:p text:style-name="P24"/>
      <text:section text:style-name="Sect1" text:name="Section-signature">
        <table:table table:name="signature" table:style-name="signature">
          <table:table-column table:style-name="signature.A"/>
          <table:table-column table:style-name="signature.B"/>
          <table:table-row table:style-name="signature.1">
            <table:table-cell table:style-name="signature.A1" office:value-type="string">
              <text:p text:style-name="P21"/>
              <text:p text:style-name="P21">Veuillez apposer la mention</text:p>
              <text:p text:style-name="P21">« Bon pour accord », dater</text:p>
              <text:p text:style-name="P21">et signer.</text:p>
              <text:p text:style-name="P15"/>
            </table:table-cell>
            <table:table-cell table:style-name="signature.B1" office:value-type="string">
              <text:p text:style-name="P51"/>
            </table:table-cell>
          </table:table-row>
        </table:table>
        <text:p text:style-name="P58"/>
      </text:section>
      <text:section text:style-name="Sect2" text:name="Section-parcels">
        <table:table table:name="Tableau1" table:style-name="Tableau1">
          <table:table-column table:style-name="Tableau1.A"/>
          <table:table-row>
            <table:table-cell table:style-name="Tableau1.A1" office:value-type="string">
              <text:p text:style-name="P48">Col<text:span text:style-name="T14">is</text:span></text:p>
            </table:table-cell>
          </table:table-row>
        </table:table>
        <text:p text:style-name="P18"/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column table:style-name="Tableau2.E"/>
          <table:table-header-rows>
            <table:table-row>
              <table:table-cell table:style-name="Tableau2.A1" office:value-type="string">
                <text:p text:style-name="P57">Code</text:p>
              </table:table-cell>
              <table:table-cell table:style-name="Tableau2.A1" office:value-type="string">
                <text:p text:style-name="P54">Désignation</text:p>
              </table:table-cell>
              <table:table-cell table:style-name="Tableau2.A1" office:value-type="string">
                <text:p text:style-name="P53">Qté</text:p>
              </table:table-cell>
              <table:table-cell table:style-name="Tableau2.A1" office:value-type="string">
                <text:p text:style-name="P49">Numéro du colis</text:p>
              </table:table-cell>
              <table:table-cell table:style-name="Tableau2.E1" office:value-type="string">
                <text:p text:style-name="P50">Planifié le</text:p>
              </table:table-cell>
            </table:table-row>
          </table:table-header-rows>
          <table:table-row>
            <table:table-cell table:style-name="Tableau2.A2" office:value-type="string">
              <text:p text:style-name="P38">[PARCEL_CODE]</text:p>
            </table:table-cell>
            <table:table-cell table:style-name="Tableau2.B2" office:value-type="string">
              <text:p text:style-name="P39">[PARCEL_VARIANT]</text:p>
            </table:table-cell>
            <table:table-cell table:style-name="Tableau2.C2" office:value-type="string">
              <text:p text:style-name="P40">[PARCEL_QUANTITY]</text:p>
            </table:table-cell>
            <table:table-cell table:style-name="Tableau2.D2" office:value-type="string">
              <text:p text:style-name="P41">[PARCEL_NUMBER]</text:p>
            </table:table-cell>
            <table:table-cell table:style-name="Tableau2.E2" office:value-type="string">
              <text:p text:style-name="P42">[PLANNED_AT]</text:p>
            </table:table-cell>
          </table:table-row>
        </table:table>
        <text:p text:style-name="Standard"/>
      </text:section>
      <text:p text:style-name="P66"/>
      <table:table table:name="bank-details" table:style-name="bank-details">
        <table:table-column table:style-name="bank-details.A"/>
        <table:table-column table:style-name="bank-details.B"/>
        <table:table-column table:style-name="bank-details.C"/>
        <table:table-column table:style-name="bank-details.D"/>
        <table:table-row table:style-name="bank-details.1">
          <table:table-cell table:style-name="bank-details.A1" table:number-columns-spanned="4" office:value-type="string">
            <text:p text:style-name="P67">Coordonnées bancaires</text:p>
          </table:table-cell>
          <table:covered-table-cell/>
          <table:covered-table-cell/>
          <table:covered-table-cell/>
        </table:table-row>
        <table:table-row table:style-name="bank-details.1">
          <table:table-cell table:style-name="bank-details.A2" table:number-columns-spanned="4" office:value-type="string">
            <text:p text:style-name="P59"/>
          </table:table-cell>
          <table:covered-table-cell/>
          <table:covered-table-cell/>
          <table:covered-table-cell/>
        </table:table-row>
        <table:table-row table:style-name="bank-details.1">
          <table:table-cell table:style-name="bank-details.A2" office:value-type="string">
            <text:p text:style-name="P60">Titulaire du compte : </text:p>
          </table:table-cell>
          <table:table-cell table:style-name="bank-details.A2" office:value-type="string">
            <text:p text:style-name="P62">[ACCOUNT_HOLDER_NAME]</text:p>
          </table:table-cell>
          <table:table-cell table:style-name="bank-details.A2" office:value-type="string">
            <text:p text:style-name="P64">BIC/SWIF :</text:p>
          </table:table-cell>
          <table:table-cell table:style-name="bank-details.A2" office:value-type="string">
            <text:p text:style-name="P65">[BANK_IDENTIFIER_CODE]</text:p>
          </table:table-cell>
        </table:table-row>
        <table:table-row table:style-name="bank-details.1">
          <table:table-cell table:style-name="bank-details.A2" office:value-type="string">
            <text:p text:style-name="P61">Banque :</text:p>
          </table:table-cell>
          <table:table-cell table:style-name="bank-details.A2" office:value-type="string">
            <text:p text:style-name="P63">[BANK_NAME]</text:p>
          </table:table-cell>
          <table:table-cell table:style-name="bank-details.A2" office:value-type="string">
            <text:p text:style-name="P64">IBAN :</text:p>
          </table:table-cell>
          <table:table-cell table:style-name="bank-details.A2" office:value-type="string">
            <text:p text:style-name="P65">[IBAN]</text:p>
          </table:table-cell>
        </table:table-row>
      </table:table>
      <text:p text:style-name="P6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" svg:font-family="FreeSans" style:font-family-generic="swiss"/>
    <style:font-face style:name="Lato1" svg:font-family="Lato" style:font-pitch="variable"/>
    <style:font-face style:name="Lato" svg:font-family="Lato" style:font-family-generic="roman" style:font-pitch="variable"/>
    <style:font-face style:name="Liberation Serif" svg:font-family="'Liberation Serif'" style:font-family-generic="roman" style:font-pitch="variable"/>
    <style:font-face style:name="Noto Sans Ogham" svg:font-family="'Noto Sans Ogham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yle_20_par_20_défaut_20_2" style:display-name="Style par défaut 2" style:family="paragraph" style:parent-style-name="Standard">
      <style:paragraph-properties fo:text-align="start" style:justify-single-word="false"/>
      <style:text-properties officeooo:rsid="009f598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footer" style:family="table">
      <style:table-properties style:width="18.002cm" table:align="margins"/>
    </style:style>
    <style:style style:name="footer.A" style:family="table-column">
      <style:table-column-properties style:column-width="3.411cm" style:rel-column-width="12417*"/>
    </style:style>
    <style:style style:name="footer.B" style:family="table-column">
      <style:table-column-properties style:column-width="12.584cm" style:rel-column-width="45810*"/>
    </style:style>
    <style:style style:name="footer.C" style:family="table-column">
      <style:table-column-properties style:column-width="2.007cm" style:rel-column-width="7308*"/>
    </style:style>
    <style:style style:name="footer.A1" style:family="table-cell">
      <style:table-cell-properties style:vertical-align="middle" fo:padding="0.097cm" fo:border-left="none" fo:border-right="none" fo:border-top="1pt solid #21409a" fo:border-bottom="none"/>
    </style:style>
    <style:style style:name="MP1" style:family="paragraph" style:parent-style-name="Standard">
      <style:paragraph-properties fo:text-align="center" style:justify-single-word="false"/>
      <style:text-properties style:font-name="Lato1" fo:font-size="8pt" officeooo:rsid="00177f64" officeooo:paragraph-rsid="0152171b" style:font-size-asian="8pt" style:font-size-complex="8pt"/>
    </style:style>
    <style:style style:name="MP2" style:family="paragraph" style:parent-style-name="Table_20_Contents">
      <style:paragraph-properties fo:text-align="start" style:justify-single-word="false"/>
      <style:text-properties style:font-name="Lato1" fo:font-size="8pt" officeooo:rsid="01315fd2" officeooo:paragraph-rsid="0152171b" style:font-size-asian="8pt" style:font-size-complex="8pt"/>
    </style:style>
    <style:style style:name="MP3" style:family="paragraph" style:parent-style-name="Table_20_Contents">
      <style:paragraph-properties fo:text-align="center" style:justify-single-word="false"/>
      <style:text-properties style:font-name="Lato1" fo:font-size="8pt" officeooo:rsid="00c639d3" officeooo:paragraph-rsid="0152171b" style:font-size-asian="8pt" style:font-size-complex="8pt"/>
    </style:style>
    <style:style style:name="MP4" style:family="paragraph" style:parent-style-name="Table_20_Contents">
      <style:paragraph-properties fo:text-align="end" style:justify-single-word="false"/>
      <style:text-properties style:font-name="Lato1" fo:font-size="8pt" officeooo:rsid="00c639d3" officeooo:paragraph-rsid="0152171b" style:font-size-asian="8pt" style:font-size-complex="8pt"/>
    </style:style>
    <style:style style:name="MP5" style:family="paragraph" style:parent-style-name="Standard">
      <style:text-properties officeooo:paragraph-rsid="0152171b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  <table:table table:name="footer" table:style-name="footer">
          <table:table-column table:style-name="footer.A"/>
          <table:table-column table:style-name="footer.B"/>
          <table:table-column table:style-name="footer.C"/>
          <table:table-row>
            <table:table-cell table:style-name="footer.A1" office:value-type="string">
              <text:p text:style-name="MP2">[DATE]</text:p>
            </table:table-cell>
            <table:table-cell table:style-name="footer.A1" office:value-type="string">
              <text:p text:style-name="MP3">[FOOTER]</text:p>
            </table:table-cell>
            <table:table-cell table:style-name="footer.A1" office:value-type="string">
              <text:p text:style-name="MP4"><text:page-number text:select-page="current">1</text:page-number>/<text:page-count>2</text:page-count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vid JOULIN</meta:initial-creator>
    <meta:creation-date>2017-12-14T14:28:48.263566269</meta:creation-date>
    <meta:generator>LibreOffice/6.4.6.2$Linux_X86_64 LibreOffice_project/40$Build-2</meta:generator>
    <dc:date>2021-02-09T12:17:48.823718756</dc:date>
    <meta:editing-duration>PT20H45M14S</meta:editing-duration>
    <meta:editing-cycles>343</meta:editing-cycles>
    <meta:document-statistic meta:table-count="9" meta:image-count="1" meta:object-count="0" meta:page-count="2" meta:paragraph-count="63" meta:word-count="102" meta:character-count="778" meta:non-whitespace-character-count="731"/>
  </office:meta>
</office:document-meta>
</file>